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Times New Roman2" style:font-weight-asian="bold" style:font-name-complex="Times New Roman2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0" style:family="text">
      <style:text-properties style:font-name-asian="Times New Roman2" style:font-name-complex="Times New Roman2"/>
    </style:style>
    <style:style style:name="T11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2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27.png" xlink:type="simple" xlink:show="embed" xlink:actuate="onLoad"/></draw:frame></text:p>
          </table:table-cell>
          <table:table-cell table:style-name="Table1.B1" office:value-type="string">
            <text:h text:style-name="P2" text:outline-level="1">Интегратор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7">C</text:span><text:span text:style-name="T1">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1.769cm" draw:z-index="1"><draw:image xlink:href="../images/0027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0">Блок </text:span><text:span text:style-name="T6">векторизован</text:span><text:span text:style-name="T11">, </text:span><text:span text:style-name="T3">р</text:span><text:span text:style-name="T11">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6"><text:span text:style-name="T11"><draw:frame draw:style-name="fr3" draw:name="Объект1" text:anchor-type="as-char" svg:width="3.826cm" svg:height="1.24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1">,</text:span></text:p>
            <text:p text:style-name="P5"><text:span text:style-name="T11">где </text:span><text:span text:style-name="T12">xᵢ(t) </text:span><text:span text:style-name="T11">–</text:span><text:span text:style-name="T8"> i-</text:span><text:span text:style-name="T3">ый элемент входного сигнала в блок, </text:span><text:span text:style-name="T9">k</text:span><text:span text:style-name="T4">ᵢ </text:span><text:span text:style-name="T11">– элемент вектора коэффициентов усиления, </text:span><text:span text:style-name="T9">y</text:span><text:span text:style-name="T12">ᵢ(t) </text:span><text:span text:style-name="T11">– элемент выходного сигнала из блока.</text:span></text:p>
            <text:p text:style-name="P5">При нулевых начальных условиях динамика блока может быть представлена следующей передаточной функцией:</text:p>
            <text:p text:style-name="P6"><text:span text:style-name="T11"><draw:frame draw:style-name="fr3" draw:name="Объект5" text:anchor-type="as-char" svg:width="2.598cm" svg:height="1.168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8">(</text:span><text:span text:style-name="T3">интегратор),</text:span></text:p>
            <text:p text:style-name="P5">поэтому пиктограмма данного блока имеет вид передаточной функции идеального интегрирующего звена.</text:p>
            <text:p text:style-name="P5">Размерности сигналов входа, выхода и вектора коэффициентов должны совпадать.</text:p>
            <text:p text:style-name="P5"><text:span text:style-name="T2">Свойства</text:span>:</text:p>
            <text:list xml:id="list1718267416892878029" text:style-name="L1">
              <text:list-item>
                <text:p text:style-name="P7">Коэффициенты усиления – <text:span text:style-name="T1">вектор </text:span>коэффициентов <text:span text:style-name="T9">k</text:span><text:span text:style-name="T4">ᵢ</text:span>, на который умножается входная величина.</text:p>
              </text:list-item>
              <text:list-item>
                <text:p text:style-name="P7">Начальные условия – вектор начальных значений <text:span text:style-name="T9">y</text:span><text:span text:style-name="T12">ᵢ(</text:span><text:span text:style-name="T9">0</text:span><text:span text:style-name="T12">)</text:span> выходной величины блока.</text:p>
              </text:list-item>
            </text:list>
            <text:p text:style-name="P5"><text:span text:style-name="T5">Примечание:</text:span> по умолчанию блок реализует интегрирование <text:span text:style-name="T5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тегратор</dc:title>
    <dc:date>2014-12-09T08:59:45.27</dc:date>
    <meta:generator>OpenOffice/4.1.1$Win32 OpenOffice.org_project/411m6$Build-9775</meta:generator>
    <meta:editing-duration>PT2H2M55S</meta:editing-duration>
    <meta:editing-cycles>53</meta:editing-cycles>
    <meta:document-statistic meta:table-count="1" meta:image-count="2" meta:object-count="2" meta:page-count="1" meta:paragraph-count="17" meta:word-count="114" meta:character-count="886"/>
  </office:meta>
</office:document-meta>
</file>

<file path=Object 1/content.xml><?xml version="1.0" encoding="utf-8"?>
<math xmlns="http://www.w3.org/1998/Math/MathML">
  <semantics>
    <mrow>
      <mrow>
        <mfrac>
          <mrow>
            <msub>
              <mi mathvariant="italic">dy</mi>
              <mi>i</mi>
            </msub>
            <mrow>
              <mo stretchy="false">(</mo>
              <mrow>
                <mi>t</mi>
              </mrow>
              <mo stretchy="false">)</mo>
            </mrow>
          </mrow>
          <mrow>
            <mi mathvariant="italic">dt</mi>
          </mrow>
        </mfrac>
      </mrow>
      <mrow>
        <mi/>
        <mo stretchy="false">=</mo>
        <mi/>
      </mrow>
      <mrow>
        <msub>
          <mi>k</mi>
          <mi>i</mi>
        </msub>
        <mo stretchy="false">⋅</mo>
        <msub>
          <mi>x</mi>
          <mi>i</mi>
        </msub>
      </mrow>
      <mrow>
        <mo stretchy="false">(</mo>
        <mrow>
          <mi>t</mi>
        </mrow>
        <mo stretchy="false">)</mo>
      </mrow>
    </mrow>
    <annotation encoding="StarMath 5.0">{{dy_i(t)} over {dt}} ~=~ k_i cdot x_i(t)</annotation>
  </semantics>
</math>
</file>

<file path=Object 5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i>k</mi>
        </mrow>
        <mrow>
          <mi>s</mi>
        </mrow>
      </mfrac>
    </mrow>
    <annotation encoding="StarMath 5.0">W(s) ~=~ {k} over {s}</annotation>
  </semantics>
</math>
</file>